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>
            <text:p><text:s/>Package <text:s text:c="21"/>Name <text:s text:c="56"/>Type <text:s text:c="3"/>Status <text:s text:c="8"/>Version <text:s text:c="8"/></text:p>
          </table:table-cell>
        </table:table-row>
        <table:table-row table:style-name="ro1">
          <table:table-cell office:value-type="string">
            <text:p><text:s/>@font-your-face <text:s text:c="13"/>@font-your-face (fontyourface) <text:s text:c="30"/>Module <text:s text:c="9"/>7.x-2.8 <text:s text:c="8"/></text:p>
          </table:table-cell>
        </table:table-row>
        <table:table-row table:style-name="ro1">
          <table:table-cell office:value-type="string">
            <text:p><text:s/>@font-your-face <text:s text:c="13"/>@font-your-face UI (fontyourface_ui) <text:s text:c="24"/>Module <text:s text:c="9"/>7.x-2.8 <text:s text:c="8"/></text:p>
          </table:table-cell>
        </table:table-row>
        <table:table-row table:style-name="ro1">
          <table:table-cell office:value-type="string">
            <text:p><text:s/>@font-your-face <text:s text:c="13"/>Edge Fonts (edge_fonts) <text:s text:c="37"/>Module <text:s text:c="3"/>7.x-2.8 <text:s text:c="8"/></text:p>
          </table:table-cell>
        </table:table-row>
        <table:table-row table:style-name="ro1">
          <table:table-cell office:value-type="string">
            <text:p><text:s/>@font-your-face <text:s text:c="13"/>Font Squirrel API (fontsquirrel) <text:s text:c="28"/>Module <text:s text:c="3"/>7.x-2.8 <text:s text:c="8"/></text:p>
          </table:table-cell>
        </table:table-row>
        <table:table-row table:style-name="ro1">
          <table:table-cell office:value-type="string">
            <text:p><text:s/>@font-your-face <text:s text:c="13"/>Fontdeck (fontdeck) <text:s text:c="41"/>Module <text:s text:c="3"/>7.x-2.8 <text:s text:c="8"/></text:p>
          </table:table-cell>
        </table:table-row>
        <table:table-row table:style-name="ro1">
          <table:table-cell office:value-type="string">
            <text:p><text:s/>@font-your-face <text:s text:c="13"/>Fonts.com (fonts_com) <text:s text:c="39"/>Module <text:s text:c="3"/>7.x-2.8 <text:s text:c="8"/></text:p>
          </table:table-cell>
        </table:table-row>
        <table:table-row table:style-name="ro1">
          <table:table-cell office:value-type="string">
            <text:p><text:s/>@font-your-face <text:s text:c="13"/>Google Fonts API (google_fonts_api) <text:s text:c="25"/>Module <text:s text:c="9"/>7.x-2.8 <text:s text:c="8"/></text:p>
          </table:table-cell>
        </table:table-row>
        <table:table-row table:style-name="ro1">
          <table:table-cell office:value-type="string">
            <text:p><text:s/>@font-your-face <text:s text:c="13"/>Local Fonts (local_fonts) <text:s text:c="35"/>Module <text:s text:c="3"/>7.x-2.8 <text:s text:c="8"/></text:p>
          </table:table-cell>
        </table:table-row>
        <table:table-row table:style-name="ro1">
          <table:table-cell office:value-type="string">
            <text:p><text:s/>@font-your-face <text:s text:c="13"/>Typekit API (typekit_api) <text:s text:c="35"/>Module <text:s text:c="3"/>7.x-2.8 <text:s text:c="8"/></text:p>
          </table:table-cell>
        </table:table-row>
        <table:table-row table:style-name="ro1">
          <table:table-cell office:value-type="string">
            <text:p><text:s/>@font-your-face <text:s text:c="13"/>WYSIWYG for @font-your-face (fontyourface_wysiwyg) <text:s text:c="10"/>Module <text:s text:c="3"/>7.x-2.8 <text:s text:c="8"/></text:p>
          </table:table-cell>
        </table:table-row>
        <table:table-row table:style-name="ro1">
          <table:table-cell office:value-type="string">
            <text:p><text:s/>Administration <text:s text:c="14"/>Actions permissions (VBO) (actions_permissions) <text:s text:c="13"/>Module <text:s text:c="3"/>7.x-3.1 <text:s text:c="8"/></text:p>
          </table:table-cell>
        </table:table-row>
        <table:table-row table:style-name="ro1">
          <table:table-cell office:value-type="string">
            <text:p><text:s/>Administration <text:s text:c="14"/>Admin (admin) <text:s text:c="47"/>Module <text:s text:c="3"/>7.x-2.0-beta3 <text:s text:c="2"/></text:p>
          </table:table-cell>
        </table:table-row>
        <table:table-row table:style-name="ro1">
          <table:table-cell office:value-type="string">
            <text:p><text:s/>Administration <text:s text:c="14"/>Administration Development tools (admin_devel) <text:s text:c="14"/>Module <text:s text:c="3"/>7.x-3.0-rc4 <text:s text:c="4"/></text:p>
          </table:table-cell>
        </table:table-row>
        <table:table-row table:style-name="ro1">
          <table:table-cell office:value-type="string">
            <text:p><text:s/>Administration <text:s text:c="14"/>Administration menu (admin_menu) <text:s text:c="28"/>Module <text:s text:c="9"/>7.x-3.0-rc4 <text:s text:c="4"/></text:p>
          </table:table-cell>
        </table:table-row>
        <table:table-row table:style-name="ro1">
          <table:table-cell office:value-type="string">
            <text:p><text:s/>Administration <text:s text:c="14"/>Administration menu Toolbar style (admin_menu_toolbar) <text:s text:c="6"/>Module <text:s text:c="9"/>7.x-3.0-rc4 <text:s text:c="4"/></text:p>
          </table:table-cell>
        </table:table-row>
        <table:table-row table:style-name="ro1">
          <table:table-cell office:value-type="string">
            <text:p><text:s/>Administration <text:s text:c="14"/>Fast Permissions Administration (fpa) <text:s text:c="23"/>Module <text:s text:c="3"/>7.x-2.2 <text:s text:c="8"/></text:p>
          </table:table-cell>
        </table:table-row>
        <table:table-row table:style-name="ro1">
          <table:table-cell office:value-type="string">
            <text:p><text:s/>Administration <text:s text:c="14"/>Filter permissions (filter_perms) <text:s text:c="27"/>Module <text:s text:c="9"/>7.x-1.0 <text:s text:c="8"/></text:p>
          </table:table-cell>
        </table:table-row>
        <table:table-row table:style-name="ro1">
          <table:table-cell office:value-type="string">
            <text:p><text:s/>Administration <text:s text:c="14"/>Read Only Mode (readonlymode) <text:s text:c="31"/>Module <text:s text:c="3"/>7.x-1.1 <text:s text:c="8"/></text:p>
          </table:table-cell>
        </table:table-row>
        <table:table-row table:style-name="ro1">
          <table:table-cell office:value-type="string">
            <text:p><text:s/>Caching <text:s text:c="21"/>ESI - Block (esi_block) <text:s text:c="37"/>Module <text:s text:c="3"/>7.x-3.0-alpha1 <text:s/></text:p>
          </table:table-cell>
        </table:table-row>
        <table:table-row table:style-name="ro1">
          <table:table-cell office:value-type="string">
            <text:p><text:s/>Caching <text:s text:c="21"/>ESI - Context integration (esi_context) <text:s text:c="21"/>Module <text:s text:c="3"/>7.x-3.0-alpha1 <text:s/></text:p>
          </table:table-cell>
        </table:table-row>
        <table:table-row table:style-name="ro1">
          <table:table-cell office:value-type="string">
            <text:p><text:s/>Caching <text:s text:c="21"/>ESI - Edge Side Includes (esi) <text:s text:c="30"/>Module <text:s text:c="3"/>7.x-3.0-alpha1 <text:s/></text:p>
          </table:table-cell>
        </table:table-row>
        <table:table-row table:style-name="ro1">
          <table:table-cell office:value-type="string">
            <text:p><text:s/>Caching <text:s text:c="21"/>ESI - Panels (esi_panels) <text:s text:c="35"/>Module <text:s text:c="3"/>7.x-3.0-alpha1 <text:s/></text:p>
          </table:table-cell>
        </table:table-row>
        <table:table-row table:style-name="ro1">
          <table:table-cell office:value-type="string">
            <text:p><text:s/>CCK <text:s text:c="25"/>FileField Nginx Progress (filefield_nginx_progress) <text:s text:c="9"/>Module <text:s text:c="3"/>7.x-2.3 <text:s text:c="8"/></text:p>
          </table:table-cell>
        </table:table-row>
        <table:table-row table:style-name="ro1">
          <table:table-cell office:value-type="string">
            <text:p><text:s/>Chaos tool suite <text:s text:c="12"/>Bulk Export (bulk_export) <text:s text:c="35"/>Module <text:s text:c="3"/>7.x-1.3 <text:s text:c="8"/></text:p>
          </table:table-cell>
        </table:table-row>
        <table:table-row table:style-name="ro1">
          <table:table-cell office:value-type="string">
            <text:p><text:s/>Chaos tool suite <text:s text:c="12"/>Chaos tools (ctools) <text:s text:c="40"/>Module <text:s text:c="9"/>7.x-1.3 <text:s text:c="8"/></text:p>
          </table:table-cell>
        </table:table-row>
        <table:table-row table:style-name="ro1">
          <table:table-cell office:value-type="string">
            <text:p><text:s/>Chaos tool suite <text:s text:c="12"/>Chaos Tools (CTools) AJAX Example (ctools_ajax_sample) <text:s text:c="6"/>Module <text:s text:c="3"/>7.x-1.3 <text:s text:c="8"/></text:p>
          </table:table-cell>
        </table:table-row>
        <table:table-row table:style-name="ro1">
          <table:table-cell office:value-type="string">
            <text:p><text:s/>Chaos tool suite <text:s text:c="12"/>Chaos Tools (CTools) Plugin Example (ctools_plugin_example) <text:s/>Module <text:s text:c="3"/>7.x-1.3 <text:s text:c="8"/></text:p>
          </table:table-cell>
        </table:table-row>
        <table:table-row table:style-name="ro1">
          <table:table-cell office:value-type="string">
            <text:p><text:s/>Chaos tool suite <text:s text:c="12"/>Custom content panes (ctools_custom_content) <text:s text:c="16"/>Module <text:s text:c="3"/>7.x-1.3 <text:s text:c="8"/></text:p>
          </table:table-cell>
        </table:table-row>
        <table:table-row table:style-name="ro1">
          <table:table-cell office:value-type="string">
            <text:p><text:s/>Chaos tool suite <text:s text:c="12"/>Custom rulesets (ctools_access_ruleset) <text:s text:c="21"/>Module <text:s text:c="3"/>7.x-1.3 <text:s text:c="8"/></text:p>
          </table:table-cell>
        </table:table-row>
        <table:table-row table:style-name="ro1">
          <table:table-cell office:value-type="string">
            <text:p><text:s/>Chaos tool suite <text:s text:c="12"/>Page manager (page_manager) <text:s text:c="33"/>Module <text:s text:c="3"/>7.x-1.3 <text:s text:c="8"/></text:p>
          </table:table-cell>
        </table:table-row>
        <table:table-row table:style-name="ro1">
          <table:table-cell office:value-type="string">
            <text:p><text:s/>Chaos tool suite <text:s text:c="12"/>Stylizer (stylizer) <text:s text:c="41"/>Module <text:s text:c="3"/>7.x-1.3 <text:s text:c="8"/></text:p>
          </table:table-cell>
        </table:table-row>
        <table:table-row table:style-name="ro1">
          <table:table-cell office:value-type="string">
            <text:p><text:s/>Chaos tool suite <text:s text:c="12"/>Views content panes (views_content) <text:s text:c="25"/>Module <text:s text:c="3"/>7.x-1.3 <text:s text:c="8"/></text:p>
          </table:table-cell>
        </table:table-row>
        <table:table-row table:style-name="ro1">
          <table:table-cell office:value-type="string">
            <text:p><text:s/>colorbox <text:s text:c="20"/>Colorbox Node (colorbox_node) <text:s text:c="31"/>Module <text:s text:c="3"/>7.x-2.6 <text:s text:c="8"/></text:p>
          </table:table-cell>
        </table:table-row>
        <table:table-row table:style-name="ro1">
          <table:table-cell office:value-type="string">
            <text:p><text:s/>Context <text:s text:c="21"/>Context (context) <text:s text:c="43"/>Module <text:s text:c="3"/>7.x-3.0-beta6 <text:s text:c="2"/></text:p>
          </table:table-cell>
        </table:table-row>
        <table:table-row table:style-name="ro1">
          <table:table-cell office:value-type="string">
            <text:p><text:s/>Context <text:s text:c="21"/>Context layouts (context_layouts) <text:s text:c="27"/>Module <text:s text:c="3"/>7.x-3.0-beta6 <text:s text:c="2"/></text:p>
          </table:table-cell>
        </table:table-row>
        <table:table-row table:style-name="ro1">
          <table:table-cell office:value-type="string">
            <text:p><text:s/>Context <text:s text:c="21"/>Context UI (context_ui) <text:s text:c="37"/>Module <text:s text:c="3"/>7.x-3.0-beta6 <text:s text:c="2"/></text:p>
          </table:table-cell>
        </table:table-row>
        <table:table-row table:style-name="ro1">
          <table:table-cell office:value-type="string">
            <text:p><text:s/>Date/Time <text:s text:c="19"/>Calendar (calendar) <text:s text:c="41"/>Module <text:s text:c="9"/>7.x-3.4 <text:s text:c="8"/></text:p>
          </table:table-cell>
        </table:table-row>
        <table:table-row table:style-name="ro1">
          <table:table-cell office:value-type="string">
            <text:p><text:s/>Date/Time <text:s text:c="19"/>Date (date) <text:s text:c="49"/>Module <text:s text:c="9"/>7.x-2.6 <text:s text:c="8"/></text:p>
          </table:table-cell>
        </table:table-row>
        <table:table-row table:style-name="ro1">
          <table:table-cell office:value-type="string">
            <text:p><text:s/>Date/Time <text:s text:c="19"/>Date All Day (date_all_day) <text:s text:c="33"/>Module <text:s text:c="3"/>7.x-2.6 <text:s text:c="8"/></text:p>
          </table:table-cell>
        </table:table-row>
        <table:table-row table:style-name="ro1">
          <table:table-cell office:value-type="string">
            <text:p><text:s/>Date/Time <text:s text:c="19"/>Date API (date_api) <text:s text:c="41"/>Module <text:s text:c="9"/>7.x-2.6 <text:s text:c="8"/></text:p>
          </table:table-cell>
        </table:table-row>
        <table:table-row table:style-name="ro1">
          <table:table-cell office:value-type="string">
            <text:p><text:s/>Date/Time <text:s text:c="19"/>Date Context (date_context) <text:s text:c="33"/>Module <text:s text:c="3"/>7.x-2.6 <text:s text:c="8"/></text:p>
          </table:table-cell>
        </table:table-row>
        <table:table-row table:style-name="ro1">
          <table:table-cell office:value-type="string">
            <text:p><text:s/>Date/Time <text:s text:c="19"/>Date Migration (date_migrate) <text:s text:c="31"/>Module <text:s text:c="3"/>7.x-2.6 <text:s text:c="8"/></text:p>
          </table:table-cell>
        </table:table-row>
        <table:table-row table:style-name="ro1">
          <table:table-cell office:value-type="string">
            <text:p><text:s/>Date/Time <text:s text:c="19"/>Date Popup (date_popup) <text:s text:c="37"/>Module <text:s text:c="9"/>7.x-2.6 <text:s text:c="8"/></text:p>
          </table:table-cell>
        </table:table-row>
        <table:table-row table:style-name="ro1">
          <table:table-cell office:value-type="string">
            <text:p><text:s/>Date/Time <text:s text:c="19"/>Date Repeat API (date_repeat) <text:s text:c="31"/>Module <text:s text:c="3"/>7.x-2.6 <text:s text:c="8"/></text:p>
          </table:table-cell>
        </table:table-row>
        <table:table-row table:style-name="ro1">
          <table:table-cell office:value-type="string">
            <text:p><text:s/>Date/Time <text:s text:c="19"/>Date Repeat Field (date_repeat_field) <text:s text:c="23"/>Module <text:s text:c="3"/>7.x-2.6 <text:s text:c="8"/></text:p>
          </table:table-cell>
        </table:table-row>
        <table:table-row table:style-name="ro1">
          <table:table-cell office:value-type="string">
            <text:p><text:s/>Date/Time <text:s text:c="19"/>Date Tools (date_tools) <text:s text:c="37"/>Module <text:s text:c="3"/>7.x-2.6 <text:s text:c="8"/></text:p>
          </table:table-cell>
        </table:table-row>
        <table:table-row table:style-name="ro1">
          <table:table-cell office:value-type="string">
            <text:p><text:s/>Date/Time <text:s text:c="19"/>Date Views (date_views) <text:s text:c="37"/>Module <text:s text:c="9"/>7.x-2.6 <text:s text:c="8"/></text:p>
          </table:table-cell>
        </table:table-row>
        <table:table-row table:style-name="ro1">
          <table:table-cell office:value-type="string">
            <text:p><text:s/>Development <text:s text:c="17"/>Devel (devel) <text:s text:c="47"/>Module <text:s text:c="3"/>7.x-1.3 <text:s text:c="8"/></text:p>
          </table:table-cell>
        </table:table-row>
        <table:table-row table:style-name="ro1">
          <table:table-cell office:value-type="string">
            <text:p><text:s/>Development <text:s text:c="17"/>Devel generate (devel_generate) <text:s text:c="29"/>Module <text:s text:c="3"/>7.x-1.3 <text:s text:c="8"/></text:p>
          </table:table-cell>
        </table:table-row>
        <table:table-row table:style-name="ro1">
          <table:table-cell office:value-type="string">
            <text:p><text:s/>Development <text:s text:c="17"/>Devel node access (devel_node_access) <text:s text:c="23"/>Module <text:s text:c="3"/>7.x-1.3 <text:s text:c="8"/></text:p>
          </table:table-cell>
        </table:table-row>
        <table:table-row table:style-name="ro1">
          <table:table-cell office:value-type="string">
            <text:p><text:s/>Development <text:s text:c="17"/>Reroute emails (reroute_email) <text:s text:c="30"/>Module <text:s text:c="3"/>7.x-1.1 <text:s text:c="8"/></text:p>
          </table:table-cell>
        </table:table-row>
        <table:table-row table:style-name="ro1">
          <table:table-cell office:value-type="string">
            <text:p><text:s/>Development <text:s text:c="17"/>Theme developer (devel_themer) <text:s text:c="30"/>Module <text:s text:c="3"/>7.x-1.x-dev <text:s text:c="4"/></text:p>
          </table:table-cell>
        </table:table-row>
        <table:table-row table:style-name="ro1">
          <table:table-cell office:value-type="string">
            <text:p><text:s/>Features <text:s text:c="20"/>Date Migration Example (date_migrate_example) <text:s text:c="15"/>Module <text:s text:c="3"/>7.x-2.6 <text:s text:c="8"/></text:p>
          </table:table-cell>
        </table:table-row>
        <table:table-row table:style-name="ro1">
          <table:table-cell office:value-type="string">
            <text:p><text:s/>Features <text:s text:c="20"/>Features (features) <text:s text:c="41"/>Module <text:s text:c="3"/>7.x-2.0-beta2 <text:s text:c="2"/></text:p>
          </table:table-cell>
        </table:table-row>
        <table:table-row table:style-name="ro1">
          <table:table-cell office:value-type="string">
            <text:p><text:s/>Fields <text:s text:c="22"/>Address Field (addressfield) <text:s text:c="32"/>Module <text:s text:c="3"/>7.x-1.0-beta4 <text:s text:c="2"/></text:p>
          </table:table-cell>
        </table:table-row>
        <table:table-row table:style-name="ro1">
          <table:table-cell office:value-type="string">
            <text:p><text:s/>Fields <text:s text:c="22"/>Entity Reference (entityreference) <text:s text:c="26"/>Module <text:s text:c="3"/>7.x-1.0 <text:s text:c="8"/></text:p>
          </table:table-cell>
        </table:table-row>
        <table:table-row table:style-name="ro1">
          <table:table-cell office:value-type="string">
            <text:p><text:s/>Fields <text:s text:c="22"/>Entity Reference Behavior Example <text:s text:c="27"/>Module <text:s text:c="3"/>7.x-1.0 <text:s text:c="8"/></text:p>
          </table:table-cell>
        </table:table-row>
        <table:table-row table:style-name="ro1">
          <table:table-cell office:value-type="string">
            <text:p><text:s text:c="30"/>(entityreference_behavior_example) <text:s text:c="65"/></text:p>
          </table:table-cell>
        </table:table-row>
        <table:table-row table:style-name="ro1">
          <table:table-cell office:value-type="string">
            <text:p><text:s/>Fields <text:s text:c="22"/>Font Reference (font_reference) <text:s text:c="29"/>Module <text:s text:c="3"/>7.x-2.8 <text:s text:c="8"/></text:p>
          </table:table-cell>
        </table:table-row>
        <table:table-row table:style-name="ro1">
          <table:table-cell office:value-type="string">
            <text:p><text:s/>Fields <text:s text:c="22"/>Physical Fields (physical) <text:s text:c="34"/>Module <text:s text:c="3"/>7.x-1.x-dev <text:s text:c="4"/></text:p>
          </table:table-cell>
        </table:table-row>
        <table:table-row table:style-name="ro1">
          <table:table-cell office:value-type="string">
            <text:p><text:s/>Fields <text:s text:c="22"/>Select (or other) (select_or_other) <text:s text:c="25"/>Module <text:s text:c="3"/>7.x-2.19 <text:s text:c="7"/></text:p>
          </table:table-cell>
        </table:table-row>
        <table:table-row table:style-name="ro1">
          <table:table-cell office:value-type="string">
            <text:p><text:s/>Filter <text:s text:c="22"/>simplehtmldom API (simplehtmldom) <text:s text:c="27"/>Module <text:s text:c="3"/>7.x-1.12 <text:s text:c="7"/></text:p>
          </table:table-cell>
        </table:table-row>
        <table:table-row table:style-name="ro1">
          <table:table-cell office:value-type="string">
            <text:p><text:s/>Flags <text:s text:c="23"/>Flag (flag) <text:s text:c="49"/>Module <text:s text:c="3"/>7.x-2.1 <text:s text:c="8"/></text:p>
          </table:table-cell>
        </table:table-row>
        <table:table-row table:style-name="ro1">
          <table:table-cell office:value-type="string">
            <text:p><text:s/>Flags <text:s text:c="23"/>Flag actions (flag_actions) <text:s text:c="33"/>Module <text:s text:c="3"/>7.x-2.1 <text:s text:c="8"/></text:p>
          </table:table-cell>
        </table:table-row>
        <table:table-row table:style-name="ro1">
          <table:table-cell office:value-type="string">
            <text:p><text:s/>FlexSlider <text:s text:c="18"/>FlexSlider (flexslider) <text:s text:c="37"/>Module <text:s text:c="3"/>7.x-2.0-alpha1 <text:s/></text:p>
          </table:table-cell>
        </table:table-row>
        <table:table-row table:style-name="ro1">
          <table:table-cell office:value-type="string">
            <text:p><text:s/>FlexSlider <text:s text:c="18"/>FlexSlider Example (flexslider_example) <text:s text:c="21"/>Module <text:s text:c="3"/>7.x-2.0-alpha1 <text:s/></text:p>
          </table:table-cell>
        </table:table-row>
        <table:table-row table:style-name="ro1">
          <table:table-cell office:value-type="string">
            <text:p><text:s/>FlexSlider <text:s text:c="18"/>FlexSlider Fields (flexslider_fields) <text:s text:c="23"/>Module <text:s text:c="3"/>7.x-2.0-alpha1 <text:s/></text:p>
          </table:table-cell>
        </table:table-row>
        <table:table-row table:style-name="ro1">
          <table:table-cell office:value-type="string">
            <text:p><text:s/>FlexSlider <text:s text:c="18"/>FlexSlider Views Style (flexslider_views) <text:s text:c="19"/>Module <text:s text:c="3"/>7.x-2.0-alpha1 <text:s/></text:p>
          </table:table-cell>
        </table:table-row>
        <table:table-row table:style-name="ro1">
          <table:table-cell office:value-type="string">
            <text:p><text:s/>Input filters <text:s text:c="15"/>Textile (textile) <text:s text:c="43"/>Module <text:s text:c="3"/>7.x-2.0-rc11 <text:s text:c="3"/></text:p>
          </table:table-cell>
        </table:table-row>
        <table:table-row table:style-name="ro1">
          <table:table-cell office:value-type="string">
            <text:p><text:s/>Media <text:s text:c="23"/>Embedded Media Field (emfield) <text:s text:c="30"/>Module <text:s text:c="3"/>7.x-1.0-alpha2 <text:s/></text:p>
          </table:table-cell>
        </table:table-row>
        <table:table-row table:style-name="ro1">
          <table:table-cell office:value-type="string">
            <text:p><text:s/>Media <text:s text:c="23"/>File entity (file_entity) <text:s text:c="35"/>Module <text:s text:c="9"/>7.x-2.0-alpha2 <text:s/></text:p>
          </table:table-cell>
        </table:table-row>
        <table:table-row table:style-name="ro1">
          <table:table-cell office:value-type="string">
            <text:p><text:s/>Media <text:s text:c="23"/>Media (media) <text:s text:c="47"/>Module <text:s text:c="9"/>7.x-2.0-alpha1 <text:s/></text:p>
          </table:table-cell>
        </table:table-row>
        <table:table-row table:style-name="ro1">
          <table:table-cell office:value-type="string">
            <text:p><text:s/>Media <text:s text:c="23"/>Media Field (mediafield) <text:s text:c="36"/>Module <text:s text:c="3"/>7.x-2.0-alpha1 <text:s/></text:p>
          </table:table-cell>
        </table:table-row>
        <table:table-row table:style-name="ro1">
          <table:table-cell office:value-type="string">
            <text:p><text:s/>Media <text:s text:c="23"/>Media Internet Sources (media_internet) <text:s text:c="21"/>Module <text:s text:c="3"/>7.x-2.0-alpha1 <text:s/></text:p>
          </table:table-cell>
        </table:table-row>
        <table:table-row table:style-name="ro1">
          <table:table-cell office:value-type="string">
            <text:p><text:s/>Media <text:s text:c="23"/>Media WYSIWYG View Mode (media_wysiwyg_view_mode) <text:s text:c="11"/>Module <text:s text:c="3"/>7.x-2.0-alpha1 <text:s/></text:p>
          </table:table-cell>
        </table:table-row>
        <table:table-row table:style-name="ro1">
          <table:table-cell office:value-type="string">
            <text:p><text:s/>Media <text:s text:c="23"/>Media: YouTube (media_youtube) <text:s text:c="30"/>Module <text:s text:c="3"/>7.x-2.0-rc3 <text:s text:c="4"/></text:p>
          </table:table-cell>
        </table:table-row>
        <table:table-row table:style-name="ro1">
          <table:table-cell office:value-type="string">
            <text:p><text:s/>Media <text:s text:c="23"/>Plupload integration module (plupload) <text:s text:c="22"/>Module <text:s text:c="3"/>7.x-1.1 <text:s text:c="8"/></text:p>
          </table:table-cell>
        </table:table-row>
        <table:table-row table:style-name="ro1">
          <table:table-cell office:value-type="string">
            <text:p><text:s/>MediaFront <text:s text:c="18"/>MediaFront (mediafront) <text:s text:c="37"/>Module <text:s text:c="3"/>7.x-2.0-rc8 <text:s text:c="4"/></text:p>
          </table:table-cell>
        </table:table-row>
        <table:table-row table:style-name="ro1">
          <table:table-cell office:value-type="string">
            <text:p><text:s/>MediaFront <text:s text:c="18"/>MediaFront: YouTube Playlist Feeds (mediafront_youtube) <text:s text:c="5"/>Module <text:s text:c="3"/>7.x-2.0-rc8 <text:s text:c="4"/></text:p>
          </table:table-cell>
        </table:table-row>
        <table:table-row table:style-name="ro1">
          <table:table-cell office:value-type="string">
            <text:p><text:s/>MediaFront <text:s text:c="18"/>Timeline Bookmarks (timeline_bookmark) <text:s text:c="22"/>Module <text:s text:c="3"/>7.x-2.0-rc8 <text:s text:c="4"/></text:p>
          </table:table-cell>
        </table:table-row>
        <table:table-row table:style-name="ro1">
          <table:table-cell office:value-type="string">
            <text:p><text:s/>MediaFront : Players <text:s text:c="8"/>minPlayer (minplayer) <text:s text:c="39"/>Module <text:s text:c="3"/>7.x-2.0-rc8 <text:s text:c="4"/></text:p>
          </table:table-cell>
        </table:table-row>
        <table:table-row table:style-name="ro1">
          <table:table-cell office:value-type="string">
            <text:p><text:s/>MediaFront : Players <text:s text:c="8"/>Open Standards Media Player (osmplayer) <text:s text:c="21"/>Module <text:s text:c="3"/>7.x-2.0-rc8 <text:s text:c="4"/></text:p>
          </table:table-cell>
        </table:table-row>
        <table:table-row table:style-name="ro1">
          <table:table-cell office:value-type="string">
            <text:p><text:s/>Message <text:s text:c="21"/>Message (message) <text:s text:c="43"/>Module <text:s text:c="3"/>7.x-1.7 <text:s text:c="8"/></text:p>
          </table:table-cell>
        </table:table-row>
        <table:table-row table:style-name="ro1">
          <table:table-cell office:value-type="string">
            <text:p><text:s/>Message <text:s text:c="21"/>Message example (message_example) <text:s text:c="27"/>Module <text:s text:c="3"/>7.x-1.7 <text:s text:c="8"/></text:p>
          </table:table-cell>
        </table:table-row>
        <table:table-row table:style-name="ro1">
          <table:table-cell office:value-type="string">
            <text:p><text:s/>Message <text:s text:c="21"/>Message notify (message_notify) <text:s text:c="29"/>Module <text:s text:c="3"/>7.x-2.4 <text:s text:c="8"/></text:p>
          </table:table-cell>
        </table:table-row>
        <table:table-row table:style-name="ro1">
          <table:table-cell office:value-type="string">
            <text:p><text:s/>Message <text:s text:c="21"/>Message notify example (message_notify_example) <text:s text:c="13"/>Module <text:s text:c="3"/>7.x-2.4 <text:s text:c="8"/></text:p>
          </table:table-cell>
        </table:table-row>
        <table:table-row table:style-name="ro1">
          <table:table-cell office:value-type="string">
            <text:p><text:s/>Message <text:s text:c="21"/>Message OG example (message_og_example) <text:s text:c="21"/>Module <text:s text:c="3"/>7.x-1.7 <text:s text:c="8"/></text:p>
          </table:table-cell>
        </table:table-row>
        <table:table-row table:style-name="ro1">
          <table:table-cell office:value-type="string">
            <text:p><text:s/>Meta tags <text:s text:c="19"/>Meta tags (metatag) <text:s text:c="41"/>Module <text:s text:c="3"/>7.x-1.0-beta4 <text:s text:c="2"/></text:p>
          </table:table-cell>
        </table:table-row>
        <table:table-row table:style-name="ro1">
          <table:table-cell office:value-type="string">
            <text:p><text:s/>Meta tags <text:s text:c="19"/>Meta tags: Context (metatag_context) <text:s text:c="24"/>Module <text:s text:c="3"/>7.x-1.0-beta4 <text:s text:c="2"/></text:p>
          </table:table-cell>
        </table:table-row>
        <table:table-row table:style-name="ro1">
          <table:table-cell office:value-type="string">
            <text:p><text:s/>Meta tags <text:s text:c="19"/>Meta tags: Dublin Core (metatag_dc) <text:s text:c="25"/>Module <text:s text:c="3"/>7.x-1.0-beta4 <text:s text:c="2"/></text:p>
          </table:table-cell>
        </table:table-row>
        <table:table-row table:style-name="ro1">
          <table:table-cell office:value-type="string">
            <text:p><text:s/>Meta tags <text:s text:c="19"/>Meta tags: Open Graph (metatag_opengraph) <text:s text:c="19"/>Module <text:s text:c="3"/>7.x-1.0-beta4 <text:s text:c="2"/></text:p>
          </table:table-cell>
        </table:table-row>
        <table:table-row table:style-name="ro1">
          <table:table-cell office:value-type="string">
            <text:p><text:s/>Meta tags <text:s text:c="19"/>Meta tags: Twitter Cards (metatag_twitter_cards) <text:s text:c="12"/>Module <text:s text:c="3"/>7.x-1.0-beta4 <text:s text:c="2"/></text:p>
          </table:table-cell>
        </table:table-row>
        <table:table-row table:style-name="ro1">
          <table:table-cell office:value-type="string">
            <text:p><text:s/>Multilingual - <text:s text:c="14"/>Rules translation (rules_i18n) <text:s text:c="30"/>Module <text:s text:c="3"/>7.x-2.3 <text:s text:c="8"/></text:p>
          </table:table-cell>
        </table:table-row>
        <table:table-row table:style-name="ro1">
          <table:table-cell office:value-type="string">
            <text:p><text:s/>Internationalization <text:s text:c="108"/></text:p>
          </table:table-cell>
        </table:table-row>
        <table:table-row table:style-name="ro1">
          <table:table-cell office:value-type="string">
            <text:p><text:s/>Other <text:s text:c="23"/>Backup and Migrate (backup_migrate) <text:s text:c="25"/>Module <text:s text:c="3"/>7.x-2.4 <text:s text:c="8"/></text:p>
          </table:table-cell>
        </table:table-row>
        <table:table-row table:style-name="ro1">
          <table:table-cell office:value-type="string">
            <text:p><text:s/>Other <text:s text:c="23"/>Colorbox (colorbox) <text:s text:c="41"/>Module <text:s text:c="3"/>7.x-2.4 <text:s text:c="8"/></text:p>
          </table:table-cell>
        </table:table-row>
        <table:table-row table:style-name="ro1">
          <table:table-cell office:value-type="string">
            <text:p><text:s/>Other <text:s text:c="23"/>Entity API (entity) <text:s text:c="41"/>Module <text:s text:c="3"/>7.x-1.1 <text:s text:c="8"/></text:p>
          </table:table-cell>
        </table:table-row>
        <table:table-row table:style-name="ro1">
          <table:table-cell office:value-type="string">
            <text:p><text:s/>Other <text:s text:c="23"/>Entity tokens (entity_token) <text:s text:c="32"/>Module <text:s text:c="3"/>7.x-1.1 <text:s text:c="8"/></text:p>
          </table:table-cell>
        </table:table-row>
        <table:table-row table:style-name="ro1">
          <table:table-cell office:value-type="string">
            <text:p><text:s/>Other <text:s text:c="23"/>Exclude node title (exclude_node_title) <text:s text:c="21"/>Module <text:s text:c="3"/>7.x-1.6 <text:s text:c="8"/></text:p>
          </table:table-cell>
        </table:table-row>
        <table:table-row table:style-name="ro1">
          <table:table-cell office:value-type="string">
            <text:p><text:s/>Other <text:s text:c="23"/>Flood control (flood_control) <text:s text:c="31"/>Module <text:s text:c="3"/>7.x-1.x-dev <text:s text:c="4"/></text:p>
          </table:table-cell>
        </table:table-row>
        <table:table-row table:style-name="ro1">
          <table:table-cell office:value-type="string">
            <text:p><text:s/>Other <text:s text:c="23"/>Interval Field (interval) <text:s text:c="35"/>Module <text:s text:c="3"/>7.x-1.0-rc1 <text:s text:c="4"/></text:p>
          </table:table-cell>
        </table:table-row>
        <table:table-row table:style-name="ro1">
          <table:table-cell office:value-type="string">
            <text:p><text:s/>Other <text:s text:c="23"/>Libraries (libraries) <text:s text:c="39"/>Module <text:s text:c="3"/>7.x-2.1 <text:s text:c="8"/></text:p>
          </table:table-cell>
        </table:table-row>
        <table:table-row table:style-name="ro1">
          <table:table-cell office:value-type="string">
            <text:p><text:s/>Other <text:s text:c="23"/>Login Security (login_security) <text:s text:c="29"/>Module <text:s text:c="3"/>7.x-1.2 <text:s text:c="8"/></text:p>
          </table:table-cell>
        </table:table-row>
        <table:table-row table:style-name="ro1">
          <table:table-cell office:value-type="string">
            <text:p><text:s/>Other <text:s text:c="23"/>LoginToboggan (logintoboggan) <text:s text:c="31"/>Module <text:s text:c="3"/>7.x-1.3 <text:s text:c="8"/></text:p>
          </table:table-cell>
        </table:table-row>
        <table:table-row table:style-name="ro1">
          <table:table-cell office:value-type="string">
            <text:p><text:s/>Other <text:s text:c="23"/>LoginToboggan Content Access Integration <text:s text:c="20"/>Module <text:s text:c="3"/>7.x-1.3 <text:s text:c="8"/></text:p>
          </table:table-cell>
        </table:table-row>
        <table:table-row table:style-name="ro1">
          <table:table-cell office:value-type="string">
            <text:p><text:s text:c="30"/>(logintoboggan_content_access_integration) <text:s text:c="57"/></text:p>
          </table:table-cell>
        </table:table-row>
        <table:table-row table:style-name="ro1">
          <table:table-cell office:value-type="string">
            <text:p><text:s/>Other <text:s text:c="23"/>LoginToboggan Rules Integration (logintoboggan_rules) <text:s text:c="7"/>Module <text:s text:c="3"/>7.x-1.3 <text:s text:c="8"/></text:p>
          </table:table-cell>
        </table:table-row>
        <table:table-row table:style-name="ro1">
          <table:table-cell office:value-type="string">
            <text:p><text:s/>Other <text:s text:c="23"/>LoginToboggan Variable Integration (logintoboggan_variable) <text:s/>Module <text:s text:c="3"/>7.x-1.3 <text:s text:c="8"/></text:p>
          </table:table-cell>
        </table:table-row>
        <table:table-row table:style-name="ro1">
          <table:table-cell office:value-type="string">
            <text:p><text:s/>Other <text:s text:c="23"/>Module filter (module_filter) <text:s text:c="31"/>Module <text:s text:c="9"/>7.x-1.7 <text:s text:c="8"/></text:p>
          </table:table-cell>
        </table:table-row>
        <table:table-row table:style-name="ro1">
          <table:table-cell office:value-type="string">
            <text:p><text:s/>Other <text:s text:c="23"/>Mollom (mollom) <text:s text:c="45"/>Module <text:s text:c="3"/>7.x-2.6 <text:s text:c="8"/></text:p>
          </table:table-cell>
        </table:table-row>
        <table:table-row table:style-name="ro1">
          <table:table-cell office:value-type="string">
            <text:p><text:s/>Other <text:s text:c="23"/>No Current Password (nocurrent_pass) <text:s text:c="24"/>Module <text:s text:c="3"/>7.x-1.0 <text:s text:c="8"/></text:p>
          </table:table-cell>
        </table:table-row>
        <table:table-row table:style-name="ro1">
          <table:table-cell office:value-type="string">
            <text:p><text:s/>Other <text:s text:c="23"/>Pathauto (pathauto) <text:s text:c="41"/>Module <text:s text:c="9"/>7.x-1.2 <text:s text:c="8"/></text:p>
          </table:table-cell>
        </table:table-row>
        <table:table-row table:style-name="ro1">
          <table:table-cell office:value-type="string">
            <text:p><text:s/>Other <text:s text:c="23"/>Quicktabs (quicktabs) <text:s text:c="39"/>Module <text:s text:c="3"/>7.x-3.4 <text:s text:c="8"/></text:p>
          </table:table-cell>
        </table:table-row>
        <table:table-row table:style-name="ro1">
          <table:table-cell office:value-type="string">
            <text:p><text:s/>Other <text:s text:c="23"/>Quicktabs Styles (quicktabs_tabstyles) <text:s text:c="22"/>Module <text:s text:c="3"/>7.x-3.4 <text:s text:c="8"/></text:p>
          </table:table-cell>
        </table:table-row>
        <table:table-row table:style-name="ro1">
          <table:table-cell office:value-type="string">
            <text:p><text:s/>Other <text:s text:c="23"/>Remote stream wrapper (remote_stream_wrapper) <text:s text:c="15"/>Module <text:s text:c="3"/>7.x-1.0-beta4 <text:s text:c="2"/></text:p>
          </table:table-cell>
        </table:table-row>
        <table:table-row table:style-name="ro1">
          <table:table-cell office:value-type="string">
            <text:p><text:s/>Other <text:s text:c="23"/>robots.txt (robotstxt) <text:s text:c="38"/>Module <text:s text:c="9"/>7.x-1.1 <text:s text:c="8"/></text:p>
          </table:table-cell>
        </table:table-row>
        <table:table-row table:style-name="ro1">
          <table:table-cell office:value-type="string">
            <text:p><text:s/>Other <text:s text:c="23"/>Save Draft (save_draft) <text:s text:c="37"/>Module <text:s text:c="3"/>7.x-1.4 <text:s text:c="8"/></text:p>
          </table:table-cell>
        </table:table-row>
        <table:table-row table:style-name="ro1">
          <table:table-cell office:value-type="string">
            <text:p><text:s/>Other <text:s text:c="23"/>Site Verification (site_verify) <text:s text:c="29"/>Module <text:s text:c="3"/>7.x-1.0 <text:s text:c="8"/></text:p>
          </table:table-cell>
        </table:table-row>
        <table:table-row table:style-name="ro1">
          <table:table-cell office:value-type="string">
            <text:p><text:s/>Other <text:s text:c="23"/>Speedy (speedy) <text:s text:c="45"/>Module <text:s text:c="3"/>7.x-1.6 <text:s text:c="8"/></text:p>
          </table:table-cell>
        </table:table-row>
        <table:table-row table:style-name="ro1">
          <table:table-cell office:value-type="string">
            <text:p><text:s/>Other <text:s text:c="23"/>Token (token) <text:s text:c="47"/>Module <text:s text:c="9"/>7.x-1.5 <text:s text:c="8"/></text:p>
          </table:table-cell>
        </table:table-row>
        <table:table-row table:style-name="ro1">
          <table:table-cell office:value-type="string">
            <text:p><text:s/>Other <text:s text:c="23"/>Variable API (vars) <text:s text:c="41"/>Module <text:s text:c="3"/>7.x-2.0-alpha10 </text:p>
          </table:table-cell>
        </table:table-row>
        <table:table-row table:style-name="ro1">
          <table:table-cell office:value-type="string">
            <text:p><text:s/>Other <text:s text:c="23"/>Variable Cleanup (variable_clean) <text:s text:c="27"/>Module <text:s text:c="3"/>7.x-1.x-dev <text:s text:c="4"/></text:p>
          </table:table-cell>
        </table:table-row>
        <table:table-row table:style-name="ro1">
          <table:table-cell office:value-type="string">
            <text:p><text:s/>Panels <text:s text:c="22"/>Mini panels (panels_mini) <text:s text:c="35"/>Module <text:s text:c="3"/>7.x-3.3 <text:s text:c="8"/></text:p>
          </table:table-cell>
        </table:table-row>
        <table:table-row table:style-name="ro1">
          <table:table-cell office:value-type="string">
            <text:p><text:s/>Panels <text:s text:c="22"/>Panel nodes (panels_node) <text:s text:c="35"/>Module <text:s text:c="3"/>7.x-3.3 <text:s text:c="8"/></text:p>
          </table:table-cell>
        </table:table-row>
        <table:table-row table:style-name="ro1">
          <table:table-cell office:value-type="string">
            <text:p><text:s/>Panels <text:s text:c="22"/>Panels (panels) <text:s text:c="45"/>Module <text:s text:c="3"/>7.x-3.3 <text:s text:c="8"/></text:p>
          </table:table-cell>
        </table:table-row>
        <table:table-row table:style-name="ro1">
          <table:table-cell office:value-type="string">
            <text:p><text:s/>Panels <text:s text:c="22"/>Panels In-Place Editor (panels_ipe) <text:s text:c="25"/>Module <text:s text:c="3"/>7.x-3.3 <text:s text:c="8"/></text:p>
          </table:table-cell>
        </table:table-row>
        <table:table-row table:style-name="ro1">
          <table:table-cell office:value-type="string">
            <text:p><text:s/>Path management <text:s text:c="13"/>Global Redirect (globalredirect) <text:s text:c="28"/>Module <text:s text:c="3"/>7.x-1.5 <text:s text:c="8"/></text:p>
          </table:table-cell>
        </table:table-row>
        <table:table-row table:style-name="ro1">
          <table:table-cell office:value-type="string">
            <text:p><text:s/>Performance <text:s text:c="17"/>Core Library (core_library) <text:s text:c="33"/>Module <text:s text:c="3"/>7.x-1.0-beta12 <text:s/></text:p>
          </table:table-cell>
        </table:table-row>
        <table:table-row table:style-name="ro1">
          <table:table-cell office:value-type="string">
            <text:p><text:s/>Performance <text:s text:c="17"/>Core Library Advanced UI (core_library_ui) <text:s text:c="18"/>Module <text:s text:c="3"/>7.x-1.0-beta12 <text:s/></text:p>
          </table:table-cell>
        </table:table-row>
        <table:table-row table:style-name="ro1">
          <table:table-cell office:value-type="string">
            <text:p><text:s/>Performance and scalability <text:s/>Block Cache Alter (blockcache_alter) <text:s text:c="24"/>Module <text:s text:c="3"/>7.x-1.x-dev <text:s text:c="4"/></text:p>
          </table:table-cell>
        </table:table-row>
        <table:table-row table:style-name="ro1">
          <table:table-cell office:value-type="string">
            <text:p><text:s/>Performance and scalability <text:s/>Boost (boost) <text:s text:c="47"/>Module <text:s text:c="19"/></text:p>
          </table:table-cell>
        </table:table-row>
        <table:table-row table:style-name="ro1">
          <table:table-cell office:value-type="string">
            <text:p><text:s/>Performance and scalability <text:s/>Boost Crawler (boost_crawler) <text:s text:c="31"/>Module <text:s text:c="19"/></text:p>
          </table:table-cell>
        </table:table-row>
        <table:table-row table:style-name="ro1">
          <table:table-cell office:value-type="string">
            <text:p><text:s/>Performance and scalability <text:s/>Cache Expiration (expire) <text:s text:c="35"/>Module <text:s text:c="19"/></text:p>
          </table:table-cell>
        </table:table-row>
        <table:table-row table:style-name="ro1">
          <table:table-cell office:value-type="string">
            <text:p><text:s/>Performance and scalability <text:s/>CDN (cdn) <text:s text:c="51"/>Module <text:s text:c="3"/>7.x-2.6 <text:s text:c="8"/></text:p>
          </table:table-cell>
        </table:table-row>
        <table:table-row table:style-name="ro1">
          <table:table-cell office:value-type="string">
            <text:p><text:s/>Performance and scalability <text:s/>CSS Embedded Images (css_emimage) <text:s text:c="27"/>Module <text:s text:c="3"/>7.x-1.2 <text:s text:c="8"/></text:p>
          </table:table-cell>
        </table:table-row>
        <table:table-row table:style-name="ro1">
          <table:table-cell office:value-type="string">
            <text:p><text:s/>Performance and scalability <text:s/>Entity cache (entitycache) <text:s text:c="34"/>Module <text:s text:c="9"/>7.x-1.1+6-dev <text:s text:c="2"/></text:p>
          </table:table-cell>
        </table:table-row>
        <table:table-row table:style-name="ro1">
          <table:table-cell office:value-type="string">
            <text:p><text:s/>Performance and scalability <text:s/>Purge (purge) <text:s text:c="47"/>Module <text:s text:c="3"/>7.x-1.6 <text:s text:c="8"/></text:p>
          </table:table-cell>
        </table:table-row>
        <table:table-row table:style-name="ro1">
          <table:table-cell office:value-type="string">
            <text:p><text:s/>Permissions <text:s text:c="17"/>Custom Permissions (config_perms) <text:s text:c="27"/>Module <text:s text:c="3"/>7.x-2.x-dev <text:s text:c="4"/></text:p>
          </table:table-cell>
        </table:table-row>
        <table:table-row table:style-name="ro1">
          <table:table-cell office:value-type="string">
            <text:p><text:s/>Registration <text:s text:c="16"/>Registration (registration) <text:s text:c="33"/>Module <text:s text:c="3"/>7.x-1.1 <text:s text:c="8"/></text:p>
          </table:table-cell>
        </table:table-row>
        <table:table-row table:style-name="ro1">
          <table:table-cell office:value-type="string">
            <text:p><text:s/>Registration <text:s text:c="16"/>Registration Entity Access (registration_entity_access) <text:s text:c="5"/>Module <text:s text:c="3"/>7.x-1.1 <text:s text:c="8"/></text:p>
          </table:table-cell>
        </table:table-row>
        <table:table-row table:style-name="ro1">
          <table:table-cell office:value-type="string">
            <text:p><text:s/>Registration <text:s text:c="16"/>Registration Views (registration_views) <text:s text:c="21"/>Module <text:s text:c="3"/>7.x-1.1 <text:s text:c="8"/></text:p>
          </table:table-cell>
        </table:table-row>
        <table:table-row table:style-name="ro1">
          <table:table-cell office:value-type="string">
            <text:p><text:s/>Registration <text:s text:c="16"/>Registration Wait list (registration_waitlist) <text:s text:c="14"/>Module <text:s text:c="3"/>7.x-1.1 <text:s text:c="8"/></text:p>
          </table:table-cell>
        </table:table-row>
        <table:table-row table:style-name="ro1">
          <table:table-cell office:value-type="string">
            <text:p><text:s/>Relation <text:s text:c="20"/>Relation (relation) <text:s text:c="41"/>Module <text:s text:c="3"/>7.x-1.0-rc4 <text:s text:c="4"/></text:p>
          </table:table-cell>
        </table:table-row>
        <table:table-row table:style-name="ro1">
          <table:table-cell office:value-type="string">
            <text:p><text:s/>Relation <text:s text:c="20"/>Relation Dummy Field (relation_dummy_field) <text:s text:c="17"/>Module <text:s text:c="3"/>7.x-1.0-rc4 <text:s text:c="4"/></text:p>
          </table:table-cell>
        </table:table-row>
        <table:table-row table:style-name="ro1">
          <table:table-cell office:value-type="string">
            <text:p><text:s/>Relation <text:s text:c="20"/>Relation Endpoints Field (relation_endpoint) <text:s text:c="16"/>Module <text:s text:c="3"/>7.x-1.0-rc4 <text:s text:c="4"/></text:p>
          </table:table-cell>
        </table:table-row>
        <table:table-row table:style-name="ro1">
          <table:table-cell office:value-type="string">
            <text:p><text:s/>Relation <text:s text:c="20"/>Relation Entity Collector block (relation_entity_collector) <text:s/>Module <text:s text:c="3"/>7.x-1.0-rc4 <text:s text:c="4"/></text:p>
          </table:table-cell>
        </table:table-row>
        <table:table-row table:style-name="ro1">
          <table:table-cell office:value-type="string">
            <text:p><text:s/>Relation <text:s text:c="20"/>Relation migrate (relation_migrate) <text:s text:c="25"/>Module <text:s text:c="3"/>7.x-1.0-rc4 <text:s text:c="4"/></text:p>
          </table:table-cell>
        </table:table-row>
        <table:table-row table:style-name="ro1">
          <table:table-cell office:value-type="string">
            <text:p><text:s/>Relation <text:s text:c="20"/>Relation UI (relation_ui) <text:s text:c="35"/>Module <text:s text:c="3"/>7.x-1.0-rc4 <text:s text:c="4"/></text:p>
          </table:table-cell>
        </table:table-row>
        <table:table-row table:style-name="ro1">
          <table:table-cell office:value-type="string">
            <text:p><text:s/>Rules <text:s text:c="23"/>Rules (rules) <text:s text:c="47"/>Module <text:s text:c="3"/>7.x-2.3 <text:s text:c="8"/></text:p>
          </table:table-cell>
        </table:table-row>
        <table:table-row table:style-name="ro1">
          <table:table-cell office:value-type="string">
            <text:p><text:s/>Rules <text:s text:c="23"/>Rules Scheduler (rules_scheduler) <text:s text:c="27"/>Module <text:s text:c="3"/>7.x-2.3 <text:s text:c="8"/></text:p>
          </table:table-cell>
        </table:table-row>
        <table:table-row table:style-name="ro1">
          <table:table-cell office:value-type="string">
            <text:p><text:s/>Rules <text:s text:c="23"/>Rules UI (rules_admin) <text:s text:c="38"/>Module <text:s text:c="3"/>7.x-2.3 <text:s text:c="8"/></text:p>
          </table:table-cell>
        </table:table-row>
        <table:table-row table:style-name="ro1">
          <table:table-cell office:value-type="string">
            <text:p><text:s/>Service Links <text:s text:c="15"/>Service links (service_links) <text:s text:c="31"/>Module <text:s text:c="3"/>7.x-2.1 <text:s text:c="8"/></text:p>
          </table:table-cell>
        </table:table-row>
        <table:table-row table:style-name="ro1">
          <table:table-cell office:value-type="string">
            <text:p><text:s/>Service Links <text:s text:c="15"/>Service Links Displays (service_links_displays) <text:s text:c="13"/>Module <text:s text:c="3"/>7.x-2.1 <text:s text:c="8"/></text:p>
          </table:table-cell>
        </table:table-row>
        <table:table-row table:style-name="ro1">
          <table:table-cell office:value-type="string">
            <text:p><text:s/>Service Links <text:s text:c="15"/>Service Links Share (service_links_share) <text:s text:c="19"/>Module <text:s text:c="3"/>7.x-2.1 <text:s text:c="8"/></text:p>
          </table:table-cell>
        </table:table-row>
        <table:table-row table:style-name="ro1">
          <table:table-cell office:value-type="string">
            <text:p><text:s/>Service Links <text:s text:c="15"/>Service Links Sprites (service_links_sprites) <text:s text:c="15"/>Module <text:s text:c="3"/>7.x-2.1 <text:s text:c="8"/></text:p>
          </table:table-cell>
        </table:table-row>
        <table:table-row table:style-name="ro1">
          <table:table-cell office:value-type="string">
            <text:p><text:s/>Service Links - Services <text:s text:c="4"/>Basque Services (basque_services) <text:s text:c="27"/>Module <text:s text:c="3"/>7.x-2.1 <text:s text:c="8"/></text:p>
          </table:table-cell>
        </table:table-row>
        <table:table-row table:style-name="ro1">
          <table:table-cell office:value-type="string">
            <text:p><text:s/>Service Links - Services <text:s text:c="4"/>Dutch Services (dutch_services) <text:s text:c="29"/>Module <text:s text:c="3"/>7.x-2.1 <text:s text:c="8"/></text:p>
          </table:table-cell>
        </table:table-row>
        <table:table-row table:style-name="ro1">
          <table:table-cell office:value-type="string">
            <text:p><text:s/>Service Links - Services <text:s text:c="4"/>Farsi Services (farsi_services) <text:s text:c="29"/>Module <text:s text:c="3"/>7.x-2.1 <text:s text:c="8"/></text:p>
          </table:table-cell>
        </table:table-row>
        <table:table-row table:style-name="ro1">
          <table:table-cell office:value-type="string">
            <text:p><text:s/>Service Links - Services <text:s text:c="4"/>Favorite Services (favorite_services) <text:s text:c="23"/>Module <text:s text:c="3"/>7.x-2.1 <text:s text:c="8"/></text:p>
          </table:table-cell>
        </table:table-row>
        <table:table-row table:style-name="ro1">
          <table:table-cell office:value-type="string">
            <text:p><text:s/>Service Links - Services <text:s text:c="4"/>Forward Services (forward_services) <text:s text:c="25"/>Module <text:s text:c="3"/>7.x-2.1 <text:s text:c="8"/></text:p>
          </table:table-cell>
        </table:table-row>
        <table:table-row table:style-name="ro1">
          <table:table-cell office:value-type="string">
            <text:p><text:s/>Service Links - Services <text:s text:c="4"/>General Services (general_services) <text:s text:c="25"/>Module <text:s text:c="3"/>7.x-2.1 <text:s text:c="8"/></text:p>
          </table:table-cell>
        </table:table-row>
        <table:table-row table:style-name="ro1">
          <table:table-cell office:value-type="string">
            <text:p><text:s/>Service Links - Services <text:s text:c="4"/>German Services (german_services) <text:s text:c="27"/>Module <text:s text:c="3"/>7.x-2.1 <text:s text:c="8"/></text:p>
          </table:table-cell>
        </table:table-row>
        <table:table-row table:style-name="ro1">
          <table:table-cell office:value-type="string">
            <text:p><text:s/>Service Links - Services <text:s text:c="4"/>Hungarian Services (hungarian_services) <text:s text:c="21"/>Module <text:s text:c="3"/>7.x-2.1 <text:s text:c="8"/></text:p>
          </table:table-cell>
        </table:table-row>
        <table:table-row table:style-name="ro1">
          <table:table-cell office:value-type="string">
            <text:p><text:s/>Service Links - Services <text:s text:c="4"/>Italian Services (italian_services) <text:s text:c="25"/>Module <text:s text:c="3"/>7.x-2.1 <text:s text:c="8"/></text:p>
          </table:table-cell>
        </table:table-row>
        <table:table-row table:style-name="ro1">
          <table:table-cell office:value-type="string">
            <text:p><text:s/>Service Links - Services <text:s text:c="4"/>Polish Services (polish_services) <text:s text:c="27"/>Module <text:s text:c="3"/>7.x-2.1 <text:s text:c="8"/></text:p>
          </table:table-cell>
        </table:table-row>
        <table:table-row table:style-name="ro1">
          <table:table-cell office:value-type="string">
            <text:p><text:s/>Service Links - Services <text:s text:c="4"/>Print Services (print_services) <text:s text:c="29"/>Module <text:s text:c="3"/>7.x-2.1 <text:s text:c="8"/></text:p>
          </table:table-cell>
        </table:table-row>
        <table:table-row table:style-name="ro1">
          <table:table-cell office:value-type="string">
            <text:p><text:s/>Service Links - Services <text:s text:c="4"/>Russian Services (russian_services) <text:s text:c="25"/>Module <text:s text:c="3"/>7.x-2.1 <text:s text:c="8"/></text:p>
          </table:table-cell>
        </table:table-row>
        <table:table-row table:style-name="ro1">
          <table:table-cell office:value-type="string">
            <text:p><text:s/>Service Links - Services <text:s text:c="4"/>Spanish Services (spanish_services) <text:s text:c="25"/>Module <text:s text:c="3"/>7.x-2.1 <text:s text:c="8"/></text:p>
          </table:table-cell>
        </table:table-row>
        <table:table-row table:style-name="ro1">
          <table:table-cell office:value-type="string">
            <text:p><text:s/>Service Links - Services <text:s text:c="4"/>Swedish Services (swedish_services) <text:s text:c="25"/>Module <text:s text:c="3"/>7.x-2.1 <text:s text:c="8"/></text:p>
          </table:table-cell>
        </table:table-row>
        <table:table-row table:style-name="ro1">
          <table:table-cell office:value-type="string">
            <text:p><text:s/>Service Links - Services <text:s text:c="4"/>Widget Services (widget_services) <text:s text:c="27"/>Module <text:s text:c="3"/>7.x-2.1 <text:s text:c="8"/></text:p>
          </table:table-cell>
        </table:table-row>
        <table:table-row table:style-name="ro1">
          <table:table-cell office:value-type="string">
            <text:p><text:s/>Spam control <text:s text:c="16"/>Honeypot (honeypot) <text:s text:c="41"/>Module <text:s text:c="3"/>7.x-1.14 <text:s text:c="7"/></text:p>
          </table:table-cell>
        </table:table-row>
        <table:table-row table:style-name="ro1">
          <table:table-cell office:value-type="string">
            <text:p><text:s/>Statistics <text:s text:c="18"/>Google Analytics (googleanalytics) <text:s text:c="26"/>Module <text:s text:c="3"/>7.x-1.3 <text:s text:c="8"/></text:p>
          </table:table-cell>
        </table:table-row>
        <table:table-row table:style-name="ro1">
          <table:table-cell office:value-type="string">
            <text:p><text:s/>Taxonomy <text:s text:c="20"/>Taxonomy Edge (taxonomy_edge) <text:s text:c="31"/>Module <text:s text:c="3"/>7.x-1.8 <text:s text:c="8"/></text:p>
          </table:table-cell>
        </table:table-row>
        <table:table-row table:style-name="ro1">
          <table:table-cell office:value-type="string">
            <text:p><text:s/>Theme Tools <text:s text:c="17"/>Omega Tools (omega_tools) <text:s text:c="35"/>Module <text:s text:c="9"/>7.x-3.0-rc4 <text:s text:c="4"/></text:p>
          </table:table-cell>
        </table:table-row>
        <table:table-row table:style-name="ro1">
          <table:table-cell office:value-type="string">
            <text:p><text:s/>User interface <text:s text:c="14"/>CKEditor (ckeditor) <text:s text:c="41"/>Module <text:s text:c="3"/>7.x-1.13 <text:s text:c="7"/></text:p>
          </table:table-cell>
        </table:table-row>
        <table:table-row table:style-name="ro1">
          <table:table-cell office:value-type="string">
            <text:p><text:s/>User interface <text:s text:c="14"/>CKEditor Link (ckeditor_link) <text:s text:c="31"/>Module <text:s text:c="3"/>7.x-2.3 <text:s text:c="8"/></text:p>
          </table:table-cell>
        </table:table-row>
        <table:table-row table:style-name="ro1">
          <table:table-cell office:value-type="string">
            <text:p><text:s/>User interface <text:s text:c="14"/>Superfish (superfish) <text:s text:c="39"/>Module <text:s text:c="3"/>7.x-1.9 <text:s text:c="8"/></text:p>
          </table:table-cell>
        </table:table-row>
        <table:table-row table:style-name="ro1">
          <table:table-cell office:value-type="string">
            <text:p><text:s/>User interface <text:s text:c="14"/>Wysiwyg (wysiwyg) <text:s text:c="43"/>Module <text:s text:c="9"/>7.x-2.2 <text:s text:c="8"/></text:p>
          </table:table-cell>
        </table:table-row>
        <table:table-row table:style-name="ro1">
          <table:table-cell office:value-type="string">
            <text:p><text:s/>Views <text:s text:c="23"/>Views (views) <text:s text:c="47"/>Module <text:s text:c="9"/>7.x-3.7 <text:s text:c="8"/></text:p>
          </table:table-cell>
        </table:table-row>
        <table:table-row table:style-name="ro1">
          <table:table-cell office:value-type="string">
            <text:p><text:s/>Views <text:s text:c="23"/>Views Accordion (views_accordion) <text:s text:c="27"/>Module <text:s text:c="3"/>7.x-1.0-rc2 <text:s text:c="4"/></text:p>
          </table:table-cell>
        </table:table-row>
        <table:table-row table:style-name="ro1">
          <table:table-cell office:value-type="string">
            <text:p><text:s/>Views <text:s text:c="23"/>Views Bulk Operations (views_bulk_operations) <text:s text:c="15"/>Module <text:s text:c="3"/>7.x-3.1 <text:s text:c="8"/></text:p>
          </table:table-cell>
        </table:table-row>
        <table:table-row table:style-name="ro1">
          <table:table-cell office:value-type="string">
            <text:p><text:s/>Views <text:s text:c="23"/>Views Content Cache (views_content_cache) <text:s text:c="19"/>Module <text:s text:c="3"/>7.x-3.0-alpha1+ </text:p>
          </table:table-cell>
        </table:table-row>
        <table:table-row table:style-name="ro1">
          <table:table-cell office:value-type="string">
            <text:p><text:s text:c="114"/>2-dev <text:s text:c="10"/></text:p>
          </table:table-cell>
        </table:table-row>
        <table:table-row table:style-name="ro1">
          <table:table-cell office:value-type="string">
            <text:p><text:s/>Views <text:s text:c="23"/>Views Data Export (views_data_export) <text:s text:c="23"/>Module <text:s text:c="3"/>7.x-3.0-beta6 <text:s text:c="2"/></text:p>
          </table:table-cell>
        </table:table-row>
        <table:table-row table:style-name="ro1">
          <table:table-cell office:value-type="string">
            <text:p><text:s/>Views <text:s text:c="23"/>Views Slideshow (views_slideshow) <text:s text:c="27"/>Module <text:s text:c="3"/>7.x-3.0 <text:s text:c="8"/></text:p>
          </table:table-cell>
        </table:table-row>
        <table:table-row table:style-name="ro1">
          <table:table-cell office:value-type="string">
            <text:p><text:s/>Views <text:s text:c="23"/>Views Slideshow: Cycle (views_slideshow_cycle) <text:s text:c="14"/>Module <text:s text:c="3"/>7.x-3.0 <text:s text:c="8"/></text:p>
          </table:table-cell>
        </table:table-row>
        <table:table-row table:style-name="ro1">
          <table:table-cell office:value-type="string">
            <text:p><text:s/>Views <text:s text:c="23"/>Views Taxonomy Edge (views_taxonomy_edge) <text:s text:c="19"/>Module <text:s text:c="3"/>7.x-1.8 <text:s text:c="8"/></text:p>
          </table:table-cell>
        </table:table-row>
        <table:table-row table:style-name="ro1">
          <table:table-cell office:value-type="string">
            <text:p><text:s/>Views <text:s text:c="23"/>Views UI (views_ui) <text:s text:c="41"/>Module <text:s text:c="9"/>7.x-3.7 <text:s text:c="8"/></text:p>
          </table:table-cell>
        </table:table-row>
        <table:table-row table:style-name="ro1">
          <table:table-cell office:value-type="string">
            <text:p><text:s/>Webform <text:s text:c="21"/>Webform (webform) <text:s text:c="43"/>Module <text:s text:c="3"/>7.x-3.18 <text:s text:c="7"/></text:p>
          </table:table-cell>
        </table:table-row>
        <table:table-row table:style-name="ro1">
          <table:table-cell office:value-type="string">
            <text:p><text:s/>Webform <text:s text:c="21"/>Webform Rules (webform_rules) <text:s text:c="31"/>Module <text:s text:c="3"/>7.x-1.6 <text:s text:c="8"/></text:p>
          </table:table-cell>
        </table:table-row>
        <table:table-row table:style-name="ro1">
          <table:table-cell office:value-type="string">
            <text:p><text:s/>Widgets <text:s text:c="21"/>Widgets (widgets) <text:s text:c="43"/>Module <text:s text:c="3"/>7.x-1.0-rc1 <text:s text:c="4"/></text:p>
          </table:table-cell>
        </table:table-row>
        <table:table-row table:style-name="ro1">
          <table:table-cell office:value-type="string">
            <text:p><text:s/>Widgets <text:s text:c="21"/>Widgets Service links (widgets_service_links) <text:s text:c="15"/>Module <text:s text:c="3"/>7.x-1.0-rc1 <text:s text:c="4"/></text:p>
          </table:table-cell>
        </table:table-row>
        <table:table-row table:style-name="ro1">
          <table:table-cell office:value-type="string">
            <text:p><text:s/>XML sitemap <text:s text:c="17"/>XML sitemap (xmlsitemap) <text:s text:c="36"/>Module <text:s text:c="3"/>7.x-2.0-beta3 <text:s text:c="2"/></text:p>
          </table:table-cell>
        </table:table-row>
        <table:table-row table:style-name="ro1">
          <table:table-cell office:value-type="string">
            <text:p><text:s/>XML sitemap <text:s text:c="17"/>XML sitemap custom (xmlsitemap_custom) <text:s text:c="22"/>Module <text:s text:c="3"/>7.x-2.0-beta3 <text:s text:c="2"/></text:p>
          </table:table-cell>
        </table:table-row>
        <table:table-row table:style-name="ro1">
          <table:table-cell office:value-type="string">
            <text:p><text:s/>XML sitemap <text:s text:c="17"/>XML sitemap engines (xmlsitemap_engines) <text:s text:c="20"/>Module <text:s text:c="3"/>7.x-2.0-beta3 <text:s text:c="2"/></text:p>
          </table:table-cell>
        </table:table-row>
        <table:table-row table:style-name="ro1">
          <table:table-cell office:value-type="string">
            <text:p><text:s/>XML sitemap <text:s text:c="17"/>XML sitemap internationalization (xmlsitemap_i18n) <text:s text:c="10"/>Module <text:s text:c="3"/>7.x-2.0-beta3 <text:s text:c="2"/></text:p>
          </table:table-cell>
        </table:table-row>
        <table:table-row table:style-name="ro1">
          <table:table-cell office:value-type="string">
            <text:p><text:s/>XML sitemap <text:s text:c="17"/>XML sitemap menu (xmlsitemap_menu) <text:s text:c="26"/>Module <text:s text:c="3"/>7.x-2.0-beta3 <text:s text:c="2"/></text:p>
          </table:table-cell>
        </table:table-row>
        <table:table-row table:style-name="ro1">
          <table:table-cell office:value-type="string">
            <text:p><text:s/>XML sitemap <text:s text:c="17"/>XML sitemap node (xmlsitemap_node) <text:s text:c="26"/>Module <text:s text:c="3"/>7.x-2.0-beta3 <text:s text:c="2"/></text:p>
          </table:table-cell>
        </table:table-row>
        <table:table-row table:style-name="ro1">
          <table:table-cell office:value-type="string">
            <text:p><text:s/>XML sitemap <text:s text:c="17"/>XML sitemap taxonomy (xmlsitemap_taxonomy) <text:s text:c="18"/>Module <text:s text:c="3"/>7.x-2.0-beta3 <text:s text:c="2"/></text:p>
          </table:table-cell>
        </table:table-row>
        <table:table-row table:style-name="ro1">
          <table:table-cell office:value-type="string">
            <text:p><text:s/>XML sitemap <text:s text:c="17"/>XML sitemap user (xmlsitemap_user) <text:s text:c="26"/>Module <text:s text:c="3"/>7.x-2.0-beta3 <text:s text:c="2"/></text:p>
          </table:table-cell>
        </table:table-row>
        <table:table-row table:style-name="ro1">
          <table:table-cell office:value-type="string">
            <text:p><text:s/>Other <text:s text:c="23"/>6figtheme (figtheme) <text:s text:c="40"/>Theme <text:s text:c="10"/>1.x <text:s text:c="12"/></text:p>
          </table:table-cell>
        </table:table-row>
        <table:table-row table:style-name="ro1">
          <table:table-cell office:value-type="string">
            <text:p><text:s/>Other <text:s text:c="23"/>6Figure (figure) <text:s text:c="44"/>Theme <text:s text:c="9"/>1.x <text:s text:c="12"/></text:p>
          </table:table-cell>
        </table:table-row>
        <table:table-row table:style-name="ro1">
          <table:table-cell office:value-type="string">
            <text:p><text:s/>Other <text:s text:c="23"/>Alpha (alpha) <text:s text:c="47"/>Theme <text:s text:c="9"/>7.x-3.1 <text:s text:c="8"/></text:p>
          </table:table-cell>
        </table:table-row>
        <table:table-row table:style-name="ro1">
          <table:table-cell office:value-type="string">
            <text:p><text:s/>Other <text:s text:c="23"/>Omega (omega) <text:s text:c="47"/>Theme <text:s text:c="9"/>7.x-3.1 <text:s text:c="8"/></text:p>
          </table:table-cell>
        </table:table-row>
        <table:table-row table:style-name="ro1">
          <table:table-cell office:value-type="string">
            <text:p><text:s/>Other <text:s text:c="23"/>Respond (respond) <text:s text:c="43"/>Theme <text:s text:c="9"/>7.x-3.0-beta1 <text:s text:c="2"/></text:p>
          </table:table-cell>
        </table:table-row>
        <table:table-row table:style-name="ro1">
          <table:table-cell office:value-type="string">
            <text:p><text:s/>Other <text:s text:c="23"/>Tej (tej) <text:s text:c="51"/>Theme <text:s text:c="9"/>7.x-2.0-alpha2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c </meta:initial-creator>
    <meta:creation-date>2013-10-09T14:14:05</meta:creation-date>
    <dc:date>2013-10-09T14:20:49</dc:date>
    <dc:creator>alec </dc:creator>
    <meta:editing-duration>P0D</meta:editing-duration>
    <meta:editing-cycles>1</meta:editing-cycles>
    <meta:document-statistic meta:table-count="1" meta:cell-count="207" meta:object-count="0"/>
    <meta:generator>LibreOffice/4.0.2.2$Linux_x86 LibreOffice_project/400m0$Build-2</meta:generator>
  </office:meta>
</office:document-meta>
</file>